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7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weight="normal" officeooo:rsid="000f1333" officeooo:paragraph-rsid="000f1333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376" officeooo:paragraph-rsid="0010a37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6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7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7/22 - 172.16.203.254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10"/>
      <text:p text:style-name="P10"/>
      <text:p text:style-name="P6"><text:soft-page-break/><text:span text:style-name="T4">Configuration du réseau en ligne de codes :</text:span></text:p>
      <text:p text:style-name="P8"/>
      <text:p text:style-name="P8">R:</text:p>
      <text:p text:style-name="P8"/>
      <text:p text:style-name="P9">ip add add 172.16.207.241/30 dev eth0</text:p>
      <text:p text:style-name="P9">ip link set dev eth0 up</text:p>
      <text:p text:style-name="P9">ip add add 172.16.207.245/30 dev eth1</text:p>
      <text:p text:style-name="P9">ip link set dev eth1 up</text:p>
      <text:p text:style-name="P9">ip add add 172.16.207.249/30 dev eth2</text:p>
      <text:p text:style-name="P9">ip link set dev eth2 up</text:p>
      <text:p text:style-name="P9"/>
      <text:p text:style-name="P9">ip route add default via <text:span text:style-name="T7">VM</text:span></text:p>
      <text:p text:style-name="P9">ip route add 172.16.207.224/28 via 172.16.207.242</text:p>
      <text:p text:style-name="P9">ip route add 172.16.204.0/23 via 172.16.207.246</text:p>
      <text:p text:style-name="P9">ip route add 172.16.200.0/22 via 172.16.207.250</text:p>
      <text:p text:style-name="P9"/>
      <text:p text:style-name="P9"/>
      <text:p text:style-name="P8">R_S:</text:p>
      <text:p text:style-name="P8"/>
      <text:p text:style-name="P9">ip add add 172.16.207.242/30 dev eth0</text:p>
      <text:p text:style-name="P9">ip link set dev eth0 up</text:p>
      <text:p text:style-name="P9">ip add add 172.16.207.254/28 dev eth1</text:p>
      <text:p text:style-name="P9">ip link set dev eth1 ip</text:p>
      <text:p text:style-name="P9"/>
      <text:p text:style-name="P9">ip route add default via 172.16.207.241</text:p>
      <text:p text:style-name="P9"/>
      <text:p text:style-name="P8">R_P:</text:p>
      <text:p text:style-name="P8"/>
      <text:p text:style-name="P9">ip add add 172.16.207.246/30 dev eth0</text:p>
      <text:p text:style-name="P9">ip link set dev eth0 up</text:p>
      <text:p text:style-name="P9">ip add add 172.16.205.254/23</text:p>
      <text:p text:style-name="P9">ip link set dev eth1 up </text:p>
      <text:p text:style-name="P9"/>
      <text:p text:style-name="P9">ip route add default via 172.16.207.245</text:p>
      <text:p text:style-name="P11"/>
      <text:p text:style-name="P11">lab.conf :</text:p>
      <text:p text:style-name="P11"/>
      <text:p text:style-name="P12">r[0]=net0</text:p>
      <text:p text:style-name="P12">r[1]=net1</text:p>
      <text:p text:style-name="P12">r[2]=net2</text:p>
      <text:p text:style-name="P12">r[bridged]=’’true’’</text:p>
      <text:p text:style-name="P12">r_s[0]=net0</text:p>
      <text:p text:style-name="P12">r_s[1]=net3</text:p>
      <text:p text:style-name="P12">r_p[0]=net1</text:p>
      <text:p text:style-name="P12">r_p[1]=net4</text:p>
      <text:p text:style-name="P12">r_c[0]=net2</text:p>
      <text:p text:style-name="P12">r_c[1]=net5</text:p>
      <text:p text:style-name="P12">sf[0]=net3</text:p>
      <text:p text:style-name="P12">pca[0]=net4</text:p>
      <text:p text:style-name="P12">pcb[0]=net4</text:p>
      <text:p text:style-name="P12">pcc[0]=net5</text:p>
      <text:p text:style-name="P12">pcd[0]=net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5:54:51.717000000</meta:creation-date>
    <dc:date>2024-05-02T09:49:28.471000000</dc:date>
    <meta:editing-duration>PT1H38M2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61" meta:word-count="249" meta:character-count="1818" meta:non-whitespace-character-count="1581"/>
  </office:meta>
</office:document-meta>
</file>